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objectwithoutfill">
      <style:graphic-properties svg:stroke-color="#111111"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502cm" fo:min-width="3.9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1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3" style:family="graphic" style:parent-style-name="standard" style:list-style-name="L1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4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7" style:family="paragraph">
      <loext:graphic-properties draw:fill-color="#729fcf"/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1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draw:layer="layout" svg:width="4.826cm" svg:height="1.714cm" svg:x="10.668cm" svg:y="8.382cm">
          <text:p text:style-name="P4">Demands li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272cm" svg:y1="15.24cm" svg:x2="18.796cm" svg:y2="18.288cm">
          <text:p/>
        </draw:line>
        <draw:custom-shape draw:style-name="gr9" draw:text-style-name="P7" draw:layer="layout" svg:width="6.35cm" svg:height="2.476cm" svg:x="12.446cm" svg:y="12.954cm">
          <text:p text:style-name="P6"><text:span text:style-name="T1">1.Demand list</text:span></text:p>
          <text:p text:style-name="P6"><text:span text:style-name="T1">2.Sent [Checkbox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10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1" draw:text-style-name="P5" draw:layer="layout" svg:width="8.636cm" svg:height="1.27cm" svg:x="10.668cm" svg:y="1.27cm">
          <text:p text:style-name="P4">demand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2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3" draw:text-style-name="P9" draw:layer="layout" svg:width="8.636cm" svg:height="1.27cm" svg:x="16.256cm" svg:y="18.288cm">
          <text:p text:style-name="P8"><text:span text:style-name="T2">bookable.json</text:span>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5.24cm" svg:y1="2.54cm" svg:x2="13.208cm" svg:y2="8.382cm">
          <text:p/>
        </draw:line>
        <draw:line draw:style-name="gr8" draw:text-style-name="P1" draw:layer="layout" svg:x1="14.224cm" svg:y1="9.906cm" svg:x2="16.002cm" svg:y2="13.018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" svg:font-family="'Lohit Devanagari'" style:font-pitch="variable"/>
    <style:font-face style:name="OpenSymbol1" svg:font-family="OpenSymbol, 'Arial Unicode M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5T14:49:51.907368633</dc:date>
    <meta:editing-duration>PT6H3M3S</meta:editing-duration>
    <meta:editing-cycles>45</meta:editing-cycles>
    <meta:generator>LibreOffice/6.4.6.2$Linux_X86_64 LibreOffice_project/40$Build-2</meta:generator>
    <meta:document-statistic meta:object-count="48"/>
  </office:meta>
</office:document-meta>
</file>